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bc7" officeooo:paragraph-rsid="0012abc7"/>
    </style:style>
    <style:style style:name="P2" style:family="paragraph" style:parent-style-name="Standard">
      <style:text-properties officeooo:rsid="0012abc7" officeooo:paragraph-rsid="0014ceca"/>
    </style:style>
    <style:style style:name="P3" style:family="paragraph" style:parent-style-name="Standard">
      <style:text-properties officeooo:rsid="00139379" officeooo:paragraph-rsid="00139379"/>
    </style:style>
    <style:style style:name="P4" style:family="paragraph" style:parent-style-name="Standard">
      <style:text-properties officeooo:rsid="0014ceca" officeooo:paragraph-rsid="0014ceca"/>
    </style:style>
    <style:style style:name="P5" style:family="paragraph" style:parent-style-name="Standard">
      <style:text-properties officeooo:rsid="0014ceca" officeooo:paragraph-rsid="001611b3"/>
    </style:style>
    <style:style style:name="P6" style:family="paragraph" style:parent-style-name="Standard">
      <style:text-properties officeooo:rsid="0014ceca" officeooo:paragraph-rsid="0016d98a"/>
    </style:style>
    <style:style style:name="P7" style:family="paragraph" style:parent-style-name="Standard">
      <style:text-properties officeooo:rsid="001611b3" officeooo:paragraph-rsid="001611b3"/>
    </style:style>
    <style:style style:name="T1" style:family="text">
      <style:text-properties officeooo:rsid="00139379"/>
    </style:style>
    <style:style style:name="T2" style:family="text">
      <style:text-properties officeooo:rsid="0014ceca"/>
    </style:style>
    <style:style style:name="T3" style:family="text">
      <style:text-properties officeooo:rsid="001611b3"/>
    </style:style>
    <style:style style:name="T4" style:family="text">
      <style:text-properties officeooo:rsid="0016d9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><text:span text:style-name="T2">class CQB</text:span></text:p>
      <text:p text:style-name="P4">{</text:p>
      <text:p text:style-name="P4"><text:s text:c="4"/>function init()</text:p>
      <text:p text:style-name="P4"><text:s text:c="5"/>{</text:p>
      <text:p text:style-name="P4"><text:s text:c="9"/>dynamically created each element within a cqb container</text:p>
      <text:p text:style-name="P4"><text:s text:c="5"/>}</text:p>
      <text:p text:style-name="P5"><text:s text:c="3"/><text:span text:style-name="T3">function get_fields_for_table()</text:span></text:p>
      <text:p text:style-name="P5"><text:s text:c="5"/><text:span text:style-name="T3">{</text:span></text:p>
      <text:p text:style-name="P6"><text:s text:c="16"/><text:span text:style-name="T4">It will fetch the fields from the given array tables_list[]</text:span></text:p>
      <text:p text:style-name="P5"><text:span text:style-name="T3"><text:s text:c="6"/>}</text:span></text:p>
      <text:p text:style-name="P5"/>
      <text:p text:style-name="P5"><text:s text:c="4"/><text:span text:style-name="T3">function attachEvents()</text:span></text:p>
      <text:p text:style-name="P7"><text:s text:c="6"/>{</text:p>
      <text:p text:style-name="P7"><text:s text:c="12"/>attached events (ex. If a drag a table two times within a right panel , it will say “already <text:s text:c="36"/></text:p>
      <text:p text:style-name="P7"><text:s text:c="46"/>alredy present in Query Builder <text:s/>“ <text:s text:c="4"/></text:p>
      <text:p text:style-name="P7"><text:s text:c="7"/>}</text:p>
      <text:p text:style-name="P4">}</text:p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class TableList</text:span></text:p>
      <text:p text:style-name="P3">{</text:p>
      <text:p text:style-name="P3"><text:s text:c="5"/>function draw()</text:p>
      <text:p text:style-name="P3"><text:s text:c="7"/>{</text:p>
      <text:p text:style-name="P3"><text:s text:c="11"/>created list in accordian (ie)Left Panel</text:p>
      <text:p text:style-name="P3"><text:s text:c="7"/>} </text:p>
      <text:p text:style-name="P3"/>
      <text:p text:style-name="P3">}</text:p>
      <text:p text:style-name="P1"/>
      <text:p text:style-name="P1"/>
      <text:p text:style-name="P1"/>
      <text:p text:style-name="P1"/>
      <text:p text:style-name="P1"/>
      <text:p text:style-name="P1"/>
      <text:p text:style-name="P1">class ERDiagram {</text:p>
      <text:p text:style-name="P1"/>
      <text:p text:style-name="P1"><text:s text:c="4"/>function append_table(table) </text:p>
      <text:p text:style-name="P1"><text:s text:c="4"/>{</text:p>
      <text:p text:style-name="P1"><text:s text:c="10"/># table is a javascript hash</text:p>
      <text:p text:style-name="P1"><text:s text:c="10"/># this function adds table to the ER Diagram</text:p>
      <text:p text:style-name="P1"><text:s text:c="4"/>}</text:p>
      <text:p text:style-name="P1"/>
      <text:p text:style-name="P1"/>
      <text:p text:style-name="P1"><text:soft-page-break/><text:s text:c="4"/>function makedraggable()</text:p>
      <text:p text:style-name="P1">{</text:p>
      <text:p text:style-name="P1"><text:s text:c="4"/>#this function makes the inner divs(customer_id etc) draggable and at the same time revert them</text:p>
      <text:p text:style-name="P1">}</text:p>
      <text:p text:style-name="P1"/>
      <text:p text:style-name="P1">function making_droppable()</text:p>
      <text:p text:style-name="P1">{</text:p>
      <text:p text:style-name="P1"><text:s text:c="3"/>#this function makes the innerdivs droppable, here i am catching the id's of dragged</text:p>
      <text:p text:style-name="P1"><text:s text:c="6"/>and dropped <text:s/>elements </text:p>
      <text:p text:style-name="P1">}</text:p>
      <text:p text:style-name="P1"/>
      <text:p text:style-name="P1">function connections()</text:p>
      <text:p text:style-name="P1">{</text:p>
      <text:p text:style-name="P1"/>
      <text:p text:style-name="P1"><text:s text:c="3"/># here i am creating connections and showing their respected divs in left panel , so that i can </text:p>
      <text:p text:style-name="P1"><text:s text:c="6"/>remove that divs</text:p>
      <text:p text:style-name="P1">}</text:p>
      <text:p text:style-name="P1"/>
      <text:p text:style-name="P1">} <text:s text:c="4"/>// End ERDiagram</text:p>
      <text:p text:style-name="P1"/>
      <text:p text:style-name="P1"/>
      <text:p text:style-name="P1"/>
      <text:p text:style-name="P1">Created a div named “CLICK HERE AFTER DONE ”</text:p>
      <text:p text:style-name="P1"/>
      <text:p text:style-name="P1">On its click event</text:p>
      <text:p text:style-name="P1">{</text:p>
      <text:p text:style-name="P1"><text:s text:c="4"/>Gathered the whole info through their ids and then builded a LEFTJOIN query.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1:33:48.063835402</meta:creation-date>
    <dc:date>2014-07-11T11:57:05.782259706</dc:date>
    <meta:editing-duration>PT11M14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2" meta:paragraph-count="49" meta:word-count="193" meta:character-count="1343" meta:non-whitespace-character-count="921"/>
  </office:meta>
</office:document-meta>
</file>